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color="#000000"/>
    </style:style>
    <style:style style:name="P4" style:family="paragraph" style:parent-style-name="Heading_20_1">
      <style:paragraph-properties fo:text-align="center" style:justify-single-word="false"/>
    </style:style>
    <style:style style:name="P5" style:family="paragraph" style:parent-style-name="Text_20_body" style:list-style-name="L1"/>
    <style:style style:name="P6" style:family="paragraph" style:parent-style-name="Preformatted_20_Tex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orting Software with <text:span text:style-name="T1">port</text:span> – A Tutorial</text:h>
      <text:p text:style-name="P2">David Collier-Brown</text:p>
      <text:p text:style-name="P2">11 April 2009 </text:p>
      <text:p text:style-name="P2"/>
      <text:p text:style-name="Text_20_body">Back when we were all coding in B and BCPL, this new “C” language came along and we were faced with the problem of porting programs from language to language, as well as from machine to machine.</text:p>
      <text:p text:style-name="Text_20_body">After some horrendous failures developing b2c, we found that fully automatic translation made translation trivial, but debugging insanely hard. The most effective tactic was to “strength-reduce” the problem to one of reviewing the code that needed to be changed, in one particular order. <text:s/></text:p>
      <text:p text:style-name="Text_20_body">This lead to a family of programs, including <text:span text:style-name="T1">b2c</text:span>, <text:span text:style-name="T1">score</text:span> and <text:span text:style-name="T1">jscore</text:span>. <text:s/>The latest in this family is <text:span text:style-name="T1">port</text:span>, and this is the tutorial for using it.</text:p>
      <text:h text:style-name="Heading_20_1" text:outline-level="1">1. Introduction</text:h>
      <text:p text:style-name="Text_20_body">Port is a program for scanning a group of source files and producing error messages for just the portability problems in a database specific to the operating systems in question. <text:s/>For example, </text:p>
      <text:p text:style-name="Preformatted_20_Text">port -d linux getrlimit.c</text:p>
      <text:p text:style-name="Text_20_body">will produce</text:p>
      <text:p text:style-name="Preformatted_20_Text">"getrlimit.c", line 1: getrlimit</text:p>
      <text:p text:style-name="Preformatted_20_Text"/>
      <text:p text:style-name="Text_20_body">If you're in a editor like vim or emacs with go-to-next-error processing, you can then go straight to the source file and line where the error is and correct it.</text:p>
      <text:p text:style-name="Text_20_body">If you don't happen to know the fix for the error, port2error will post-process <text:s/>port's output and add the description to the error-message file as comments, like this:</text:p>
      <text:p text:style-name="Text_20_body"/>
      <text:p text:style-name="Preformatted_20_Text">"getrlimit.c", line 1: getrlimit</text:p>
      <text:p text:style-name="Preformatted_20_Text"># getrlimit </text:p>
      <text:p text:style-name="Preformatted_20_Text"># <text:s text:c="3"/>getrlimit(2)- get resource limits and usage </text:p>
      <text:p text:style-name="Preformatted_20_Text"># <text:s text:c="3"/>int getrlimit(int resource, struct rlimit *rlp); </text:p>
      <text:p text:style-name="Preformatted_20_Text"># <text:s text:c="3"/>Solaris 10 does not have RLIMIT_RSS, RLIMIT_NPROC and </text:p>
      <text:p text:style-name="Preformatted_20_Text"># <text:s text:c="3"/>RLIMIT_MEMLOCK <text:s text:c="5"/></text:p>
      <text:p text:style-name="P1"/>
      <text:p text:style-name="Text_20_body">Wit this, you can look at the source and see if the code uses any of the three unsupported resource types. If not, you don't ave anything to do. If the code does use RLIMIT_RSS, for example, you need to make a change to drop usage, probably with an #ifdef LINUX.</text:p>
      <text:p text:style-name="Text_20_body">This turns an onerous and tricky process into something we're all used to doing: fixing compiler errors. <text:s text:c="2"/>This is called “strength reduction” in mathematics: converting a hard problem into an already-solved one.</text:p>
      <text:p text:style-name="Text_20_body">It actually moves the hard part into creating and maintaining the port databases, of which we already have a large set.</text:p>
      <text:h text:style-name="Heading_20_1" text:outline-level="1"><text:soft-page-break/>2. The Porting Process</text:h>
      <text:p text:style-name="Text_20_body">There is a specific process used for porting, which we'll explain in more detail later, which is to</text:p>
      <text:list xml:id="list197015318" text:style-name="L1">
        <text:list-item>
          <text:p text:style-name="P5">recompile on the original machine and log all the output</text:p>
        </text:list-item>
        <text:list-item>
          <text:p text:style-name="P5">run all the QA tests and record the results</text:p>
        </text:list-item>
        <text:list-item>
          <text:p text:style-name="P5">run port on the program</text:p>
        </text:list-item>
        <text:list-item>
          <text:p text:style-name="P5">correct all the porting problems</text:p>
        </text:list-item>
        <text:list-item>
          <text:p text:style-name="P5">run cc on the program</text:p>
        </text:list-item>
        <text:list-item>
          <text:p text:style-name="P5">fix <text:span text:style-name="T2">only</text:span> the new errors: leave the errors and warnings you have in the original compile log strictly alone: they're <text:span text:style-name="T1">not</text:span> from the porting process</text:p>
        </text:list-item>
        <text:list-item>
          <text:p text:style-name="P5">run all the QA tests again</text:p>
        </text:list-item>
        <text:list-item>
          <text:p text:style-name="P5">fix only the new errors here, too.</text:p>
        </text:list-item>
      </text:list>
      <text:p text:style-name="Text_20_body">When you're done, <text:s/>you have a new, working program with just the porting problems fixed, what we call a “bug for bug” port.</text:p>
      <text:h text:style-name="Heading_20_2" text:outline-level="2">2.1 Doing your First Port </text:h>
      <text:p text:style-name="Text_20_body">Let's imagine you're moving a buggy old program which uses strcpy to a newer OS which has the strlcpy and strlcat functions. Strcpy is a common cause of errors, because it sometimes creates strings which aren't null-terminated. As soon as you try to use the unterminated string, you get a core-dump with a mangled stack. Strlcpy guarantees null-termination, so you'd prefer it to the core-dumps.</text:p>
      <text:p text:style-name="Text_20_body">After collecting the compile and QA logs, find the directory with the bogus program, and ruin port:</text:p>
      <text:p text:style-name="Preformatted_20_Text">$ port -d strncpy bogon.c </text:p>
      <text:p text:style-name="Preformatted_20_Text">"bogon.c", line 21: strncat <text:s/>strlcat(dest,src,15); </text:p>
      <text:p text:style-name="Preformatted_20_Text">"bogon.c", line 20: strncpy <text:s/>strlcpy(dest,src,15); </text:p>
      <text:p text:style-name="Preformatted_20_Text"/>
      <text:p text:style-name="Preformatted_20_Text"><text:s text:c="6"/>Interface Name Weight <text:s/>Calls </text:p>
      <text:p text:style-name="Preformatted_20_Text"><text:s text:c="6"/>-------------- ------ <text:s/>----- </text:p>
      <text:p text:style-name="Preformatted_20_Text"><text:s text:c="13"/>strncat <text:s text:c="5"/>5 <text:s text:c="5"/>1 </text:p>
      <text:p text:style-name="Preformatted_20_Text"><text:s text:c="13"/>strncpy <text:s text:c="5"/>5 <text:s text:c="5"/>1 </text:p>
      <text:p text:style-name="Preformatted_20_Text"><text:s text:c="6"/>-------------- ------ <text:s/>----- </text:p>
      <text:p text:style-name="Preformatted_20_Text"><text:s text:c="15"/>Total <text:s text:c="4"/>10 <text:s text:c="5"/>2 </text:p>
      <text:p text:style-name="Preformatted_20_Text"><text:s text:c="10"/>Difficulty <text:s text:c="4"/>10 </text:p>
      <text:p text:style-name="Text_20_body"/>
      <text:p text:style-name="Text_20_body">The first two line of output identify the lines that need changing. The fields are the filename, the line number, the name of the function that's there and, if the database has a correction, a suggested change ready to cut and paste.</text:p>
      <text:p text:style-name="Text_20_body">If you're in an editor with a next-editor command, such a vim or emacs, you can run the port command and then <text:span text:style-name="T1">meta-X next-error</text:span> to go directly to the line where strncat is used.</text:p>
      <text:p text:style-name="Text_20_body"/>
      <text:p text:style-name="Text_20_body">This is fine if you already know what the problem is. If you don't, use the utility program port2errors to add comments to the file of errors, describing the problem. <text:s/></text:p>
      <text:p text:style-name="Preformatted_20_Text">$ port -f strncpy bogon.c &gt; foo</text:p>
      <text:p text:style-name="Preformatted_20_Text"><text:soft-page-break/>$ port2errors -d strncpy foo </text:p>
      <text:p text:style-name="Preformatted_20_Text">"bogon.c", line 21: strncat <text:s/>strlcat(dest,src,15); </text:p>
      <text:p text:style-name="Preformatted_20_Text"># strncat </text:p>
      <text:p text:style-name="Preformatted_20_Text"># Strncat will happily create a non-null-terminated string if </text:p>
      <text:p text:style-name="Preformatted_20_Text"># the source is the same size (!) or larger than the target. </text:p>
      <text:p text:style-name="Preformatted_20_Text"># Use strlcat(target, source, sizeof(target)) </text:p>
      <text:p text:style-name="Preformatted_20_Text"># </text:p>
      <text:p text:style-name="Preformatted_20_Text"/>
      <text:p text:style-name="Preformatted_20_Text">"bogon.c", line 20: strncpy <text:s/>strlcpy(dest,src,15); </text:p>
      <text:p text:style-name="Preformatted_20_Text"># strncpy </text:p>
      <text:p text:style-name="Preformatted_20_Text"># Strncpy will happily create a non-null-terminated string if </text:p>
      <text:p text:style-name="Preformatted_20_Text"># the source is the same size (!) or larger than the target. </text:p>
      <text:p text:style-name="Preformatted_20_Text"># Use strlcpy(target, source, sizeof(target)) </text:p>
      <text:p text:style-name="Text_20_body"/>
      <text:p text:style-name="Text_20_body">This is still a valid compiler-errors file, so you can go through it with <text:span text:style-name="T1">next-error</text:span>. <text:s/>If there is more than one use of an erroneous function, the lines will be grouped together by error, not filename, so you can go through all the strncat errors, then all the strncpy errors and so on, saving a lot of time.</text:p>
      <text:p text:style-name="Text_20_body"/>
      <text:p text:style-name="P1"/>
      <text:h text:style-name="Heading_20_2" text:outline-level="2">2.2 Reporting Your Changes and Efforts</text:h>
      <text:p text:style-name="Text_20_body">If you're doing this as part of your job, your management almost certainly wants to know what you've spent all your time on, and in any case you probably need something for the long-form change-log. That's where <text:s/>port2report comes in. <text:s/>It produces a textual report, ready to suck in and edit in star office or your preferred word processor, detailing the changes. <text:s/></text:p>
      <text:p text:style-name="Text_20_body"/>
      <text:p text:style-name="Preformatted_20_Text">$ port -d strncpy bogon.c &gt;foo</text:p>
      <text:p text:style-name="Preformatted_20_Text">$ port2report -d strncpy foo </text:p>
      <text:p text:style-name="Preformatted_20_Text"/>
      <text:p text:style-name="Preformatted_20_Text">1) strncat </text:p>
      <text:p text:style-name="Preformatted_20_Text">strncat </text:p>
      <text:p text:style-name="Preformatted_20_Text">Weight: 5 </text:p>
      <text:p text:style-name="Preformatted_20_Text">Transform: <text:s/>m4 /opt/port/databases/strncpy.m4 - </text:p>
      <text:p text:style-name="Preformatted_20_Text">Strncat will happily create a non-null-terminated string if </text:p>
      <text:p text:style-name="Preformatted_20_Text">the source is the same size (!) or larger than the target. </text:p>
      <text:p text:style-name="Preformatted_20_Text">Use strlcat(target, source, sizeof(target)) </text:p>
      <text:p text:style-name="Preformatted_20_Text"/>
      <text:p text:style-name="Preformatted_20_Text">Found in: </text:p>
      <text:p text:style-name="Preformatted_20_Text">"bogon.c", </text:p>
      <text:p text:style-name="Preformatted_20_Text"><text:s text:c="7"/>21: strlcat(dest,src,15); <text:s text:c="3"/></text:p>
      <text:p text:style-name="Preformatted_20_Text"/>
      <text:p text:style-name="Preformatted_20_Text">2) strncpy </text:p>
      <text:p text:style-name="Preformatted_20_Text">strncpy </text:p>
      <text:p text:style-name="Preformatted_20_Text">Weight: 5 </text:p>
      <text:p text:style-name="Preformatted_20_Text">Transform: <text:s text:c="2"/>m4 /opt/port/databases/strncpy.m4 - </text:p>
      <text:p text:style-name="Preformatted_20_Text">Strncpy will happily create a non-null-terminated string if </text:p>
      <text:p text:style-name="Preformatted_20_Text">the source is the same size (!) or larger than the target. </text:p>
      <text:p text:style-name="Preformatted_20_Text">Use strlcpy(target, source, sizeof(target)) </text:p>
      <text:p text:style-name="Preformatted_20_Text"/>
      <text:p text:style-name="Preformatted_20_Text">Found in: </text:p>
      <text:p text:style-name="Preformatted_20_Text">"bogon.c", </text:p>
      <text:p text:style-name="Preformatted_20_Text"><text:s text:c="7"/>20: strlcpy(dest,src,15); <text:s text:c="3"/></text:p>
      <text:p text:style-name="Preformatted_20_Text"><text:soft-page-break/></text:p>
      <text:p text:style-name="Text_20_body">This, with a bit of cut-and-paste from the source or diffs, makes a good report, and helps justify the hours you've spent on porting the program.</text:p>
      <text:p text:style-name="Text_20_body"/>
      <text:h text:style-name="Heading_20_2" text:outline-level="2">2.3 Why This Works</text:h>
      <text:p text:style-name="Text_20_body">There are two techniques used here to make the job of porting easier. The first is to strength-reduce the porting problem into one of reviewing syntax differences, and the second is to strictly limit the changes to ones which have to do with portability, and nothing else.</text:p>
      <text:p text:style-name="Text_20_body">Strength-reduction is a classic technique in mathematics. Instead of solving a hard problem from first principles, the mathematician first <text:s/>converts it into a simple problem and then solves that. In our case we collect the differences between two operating systems into a database, and then provide a tool that makes finding them trivial. <text:s/>A programmer can then fix the “errors” using the information from the database.</text:p>
      <text:p text:style-name="P3">We've used this for about 11 years now, and find it very effective. <text:s/>As we said before, we first started with a completely automatic conversion program using sed and m4, but found it was too hard to understand why certain changes had been made from the compiler and run-timer errors. We'd hidden too much of the process from the programmer. <text:s/>The current approach is much faster in the long run.</text:p>
      <text:p text:style-name="Text_20_body">The second technique is to do a “bug-for-bug port”. <text:s/>By comparing the QA test results before and after the porting, we can ensure we fix only the portability bugs. <text:s/>Trying to fix bugs not introduced by the porting can infinitely lengthen the porting process.</text:p>
      <text:p text:style-name="Text_20_body">In particular, we always log all the messages from compiling and linking the program on the original machine, and then use diff to find new errors, warnings and messages, and fix only the new ones.</text:p>
      <text:p text:style-name="P1"/>
      <text:h text:style-name="Heading_20_1" text:outline-level="1">3. The <text:span text:style-name="T1">port</text:span> Program</text:h>
      <text:p text:style-name="Text_20_body">One effective way to use the port program is via a makefile, in place of a compiler. It used cpp and therefor understands -D and -I options, and will ignore most other options, so you can use</text:p>
      <text:p text:style-name="Preformatted_20_Text">make clean</text:p>
      <text:p text:style-name="Preformatted_20_Text">CC=/opt/port/bin/port make -e</text:p>
      <text:p text:style-name="Text_20_body">That tells make to use port in place of the ${CC} macro. Don't forget the -e, as that is what tells make to use the environment variable in place of the definition of CC in the Makefile.</text:p>
      <text:p text:style-name="Text_20_body">The normal case is just to run port against a file or a directory. In the latter case it will try to process all the files in the directory and any subdirectories.</text:p>
      <text:p text:style-name="Text_20_body"/>
      <text:p text:style-name="Text_20_body">In more complex cases, you may have to script a run of port. Samba 4, for example, has a number of definitions you need top pass port to get a good result</text:p>
      <text:p text:style-name="Text_20_body"/>
      <text:p text:style-name="Preformatted_20_Text">#!/bin/sh </text:p>
      <text:p text:style-name="Preformatted_20_Text"># </text:p>
      <text:p text:style-name="Preformatted_20_Text"># run port with the IPv6.ref file on Samba 4 </text:p>
      <text:p text:style-name="Preformatted_20_Text"># </text:p>
      <text:p text:style-name="Preformatted_20_Text">(cd ${HOME}/projects/samba/SVN/samba4/source; </text:p>
      <text:p text:style-name="Preformatted_20_Text"><text:soft-page-break/><text:s/>find . -name '*.c' -print |\ </text:p>
      <text:p text:style-name="Preformatted_20_Text"><text:s/>xargs port -d IPv6 -I./include -I. -I./lib -I./lib/replace \</text:p>
      <text:p text:style-name="Preformatted_20_Text"><text:s/>-I./lib/talloc -D_SAMBA_BUILD_=4 -DHAVE_CONFIG_H </text:p>
      <text:p text:style-name="Preformatted_20_Text">) 2&gt;&amp;1 | tee samba_ipv6.errors </text:p>
      <text:p text:style-name="Text_20_body"/>
      <text:p text:style-name="Text_20_body">This finds all the c files and sets the includes properly, so that the cpp processing works properly. The options to use were obtained by running a normal make and copying the -I and -D options it used.</text:p>
      <text:p text:style-name="Text_20_body"/>
      <text:p text:style-name="Text_20_body">The complete set of options are, in order</text:p>
      <text:p text:style-name="Text_20_body">-Ddefine <text:s/>which passes a definition to CPP, such as the <text:s/>D_SAMBA_BUILD_=4 used above.</text:p>
      <text:p text:style-name="Text_20_body">-Iinclude which passes an include directory to CPP, such as -I. to search the current directory.</text:p>
      <text:p text:style-name="Text_20_body">-d database selects the porting database to use. <text:s/>The complete set are in /opt/port/databases, and</text:p>
      <text:p text:style-name="Text_20_body">are the files ending in “.ref”.</text:p>
      <text:p text:style-name="Text_20_body"><text:s/>-e turns on a check for the use of errno. Some older databases do not have an ERRNO clause, so -e simulates it by looking for mention of errno in the description.</text:p>
      <text:p text:style-name="Text_20_body">-i <text:s text:c="2"/>turns on reporting if functions which are called indirectly or as part of a c++ class. <text:s/>For example, if it is turned on, vfs-&gt;clone(), vfs.clone() and String::clone() will be treated the same as clone. Defaults to off, as numerous libraries and languages tend to re-use standard library function names for quite different functions than the ones we're concerned about. String::clone(), for example, is a strdup <text:s/>function in one c++ library. </text:p>
      <text:p text:style-name="Text_20_body">-n <text:s/>turns off CPP, for languages where the C pre-processor isn't useful. If you see messages like “gcc: <text:s/>linker input file unused because linking not done”, try turning of preprocessing. </text:p>
      <text:p text:style-name="Text_20_body">-r <text:s/>reverses the direction of the port. <text:s/>For databases with RWEIGHT and RTRANSFORM clauses, thus allows porting from Solaris to another operating system. This is handy if you're porting from, for example, AIX to Linux, as you can port “frontwards” to Solaris and then “backwards” to Linux.</text:p>
      <text:p text:style-name="Text_20_body">-s <text:s/>suppresses “NC” lines, so you don't have to look at them, and finally,</text:p>
      <text:p text:style-name="Text_20_body">-v <text:s/>turns on the verbose option, which prints cpp output and diagnoses on stderr as they are encountered. This is predominantly for debugging. </text:p>
      <text:p text:style-name="Text_20_body"/>
      <text:p text:style-name="P1"/>
      <text:h text:style-name="Heading_20_2" text:outline-level="2">3.1 Weights</text:h>
      <text:p text:style-name="Text_20_body">At the end of the output, port prints a table like:</text:p>
      <text:p text:style-name="Preformatted_20_Text"><text:s text:c="6"/>Interface Name Weight <text:s/>Calls </text:p>
      <text:p text:style-name="Preformatted_20_Text"><text:s text:c="6"/>-------------- ------ <text:s/>----- </text:p>
      <text:p text:style-name="Preformatted_20_Text"><text:s text:c="16"/>stat <text:s text:c="5"/>5 <text:s text:c="5"/>1 </text:p>
      <text:p text:style-name="Preformatted_20_Text"><text:s text:c="10"/>strlcasestr <text:s text:c="2"/>200 <text:s text:c="5"/>2 </text:p>
      <text:p text:style-name="Preformatted_20_Text"><text:s text:c="6"/>-------------- ------ <text:s/>----- </text:p>
      <text:p text:style-name="Preformatted_20_Text"><text:s text:c="15"/>Total <text:s text:c="3"/>205 <text:s text:c="5"/>3 </text:p>
      <text:p text:style-name="Preformatted_20_Text"><text:s text:c="10"/>Difficulty <text:s text:c="3"/>405 </text:p>
      <text:p text:style-name="Preformatted_20_Text"/>
      <text:p text:style-name="Text_20_body">This is used for estimating the difficulty of a port project. The weight indicates relative difficulty, so a score of 5 means is really easy, just substitute the new function for the old. A score 25 means that you <text:soft-page-break/>will need to add or substitute some code around it. An example of a function with a weight of 25 is ioctl, whose parameters need to be checked at runtime, as described in the example and comments for it in the database. A score of 50 or 100 means you have to write a new function, respectively easy and hard.</text:p>
      <text:p text:style-name="Text_20_body">In this case, we have one very easy call to stat, and 2 calls to strlcasestr, which requires writing a replacement from scratch, for a total of about 205. <text:s/>These aren't absolute measurements, so you'll need to do a few ports before you can turn them into man-days at your normal speed.</text:p>
      <text:p text:style-name="Text_20_body">A hint: for cases where you need to create a new function, count each once, meaning use the total values of the “weight” column. Write one of the needed functions, and make a reasoned guess about the rest, to give you a time for writing new code.</text:p>
      <text:p text:style-name="Text_20_body">For easier cases, where you only need to change in-line code, try a few and record the time, then scale it by the “difficulty”, less any functions you wrote in the previous step. </text:p>
      <text:h text:style-name="Heading_20_2" text:outline-level="2">3.2 Transformations</text:h>
      <text:p text:style-name="Text_20_body">An additional option is a transformation, a program which will be applied to the line the error is in, to provide a template for you to cut and paste, then edit. <text:s/>If there is a suggested change, it will be added to the end of the error line.</text:p>
      <text:p text:style-name="Text_20_body">For example, you might have</text:p>
      <text:p text:style-name="Text_20_body">foo.php, line 189: mysql_query <text:s/>pg_query($sql, $g_db_conn) </text:p>
      <text:p text:style-name="Text_20_body">foo.php, line 193: mysql_query <text:s/>pg_query($sql, $g_db_conn) </text:p>
      <text:p text:style-name="Text_20_body">foo.php, line 213: mysql_query <text:s/>pg_query($query); </text:p>
      <text:p text:style-name="Text_20_body">This indicates that a likely translation of <text:s/>mysql_query is pg_query, with either on or two parameters, depending on the use. <text:s/>The parameters the same as were in the input file, so if you know these are the right translations, you can just paste them in.</text:p>
      <text:h text:style-name="Heading_20_1" text:outline-level="1">4. Port2report and port2errors</text:h>
      <text:p text:style-name="Text_20_body">These two scripts create, respectively, a template for documenting the code changes you've made and a more complete set of error messages. Both allow you to indiscte stdin by passing it a filename of '”-”. Both require you pass the same database name as you ued with port.</text:p>
      <text:p text:style-name="Text_20_body"/>
      <text:p text:style-name="Text_20_body">The latter takes port output and then inserts the description from the .ref file as comments after the first mention of a function. <text:s/>Both </text:p>
      <text:p text:style-name="Text_20_body"/>
      <text:p text:style-name="Text_20_body">Options <text:s/>/opt/port/bin/port2report [-d database][-] file.errors</text:p>
      <text:p text:style-name="Text_20_body">Usage: /opt/port/bin/port2errors [-d database][-]file.errors</text:p>
      <text:h text:style-name="Heading_20_1" text:outline-level="1">5. Creating Port Databases</text:h>
      <text:p text:style-name="Text_20_body">Strength-reducing the porting problem also serves to move all the hard work to the database creation.</text:p>
      <text:p text:style-name="Text_20_body">As these are text documents, it's easy to keep them up to date as we work our way through a port to a new OS prelease, but doing a new database from scratch is genuinely hard. Fortunately it's mostly <text:soft-page-break/>done. <text:s/>New databases, such as the IPV6 one we mentioned, are usually created by reading man pages and looking for differences between, in this case, IPV4 and IPV6. <text:s/>Some are easy: the database of non-threaded functions was initially created by greping Solaris man pages for “MT-Level”.</text:p>
      <text:h text:style-name="Heading_20_2" text:outline-level="2">5.1 Syntax</text:h>
      <text:p text:style-name="Text_20_body">The file is a text diocument, with comments beginning with '#', and looks like this</text:p>
      <text:p text:style-name="Preformatted_20_Text">NAME:getipnodebyname</text:p>
      <text:p text:style-name="Preformatted_20_Text">WEIGHT:100</text:p>
      <text:p text:style-name="Preformatted_20_Text">BEGIN_COMMENT</text:p>
      <text:p text:style-name="Preformatted_20_Text">This call can handle IPv6 addresses. <text:s/>Just need to specify</text:p>
      <text:p text:style-name="Preformatted_20_Text">AF_INET6 family.</text:p>
      <text:p text:style-name="Preformatted_20_Text">END_COMMENT</text:p>
      <text:p text:style-name="Preformatted_20_Text">BEGIN_EXAMPLE</text:p>
      <text:p text:style-name="Preformatted_20_Text">old:hptr = getipnodebyname(name, AF_INET, AI_DEFAULT, &amp;error);</text:p>
      <text:p text:style-name="Preformatted_20_Text">new:hptr = getipnodebyname(name, AF_INET6, AI_DEFAULT, &amp;error);</text:p>
      <text:p text:style-name="Preformatted_20_Text">END_EXAMPLE</text:p>
      <text:p text:style-name="Preformatted_20_Text"/>
      <text:p text:style-name="Text_20_body">The “NAME:” line identifies the function being described, and is string-matched.</text:p>
      <text:p text:style-name="Text_20_body">The “WEIGHT:” is the weight we discussed before:</text:p>
      <text:p text:style-name="Text_20_body">100 to 200 – write a new function, of increasing difficulty</text:p>
      <text:p text:style-name="Text_20_body">50 – write a simple function</text:p>
      <text:p text:style-name="Text_20_body">25 – make changes in the vicinity of the call</text:p>
      <text:p text:style-name="Text_20_body">10 – make local changes</text:p>
      <text:p text:style-name="Text_20_body">5 – check to see if anything need to be changed.</text:p>
      <text:p text:style-name="Text_20_body"/>
      <text:p text:style-name="Text_20_body">The “BEGIN_COMMENT” line introduces the description of what needs to be changes, and “BNEGIN_EXAMPLE” introduces an example.</text:p>
      <text:p text:style-name="Text_20_body"/>
      <text:h text:style-name="Heading_20_2" text:outline-level="2">5.2 Transforms</text:h>
      <text:p text:style-name="Text_20_body">If present, the “TRANSFORM:” line contains a script that will change the line into the new format. Port will echo the function and the rest of the line it's in to this script and look to see if there is output. If there it, the transformed output will be added to the end of the rrror l;ine.</text:p>
      <text:p text:style-name="Text_20_body">For getipnodebyname, a transform might be </text:p>
      <text:p text:style-name="Text_20_body"><text:tab/>m4 -Dgetipnodebyname=getipnodebynamename($1, AF_INET6, $3,$4)' -</text:p>
      <text:p text:style-name="Text_20_body">which would change </text:p>
      <text:p text:style-name="Preformatted_20_Text">getipnodebyname(name, AF_INET, AI_DEFAULT, &amp;error); </text:p>
      <text:p text:style-name="Text_20_body">into</text:p>
      <text:p text:style-name="Preformatted_20_Text">getipnodebyname(name, AF_INET6, AI_DEFAULT, &amp;error);</text:p>
      <text:p text:style-name="Text_20_body">Sed can also be used for transformations, as can user-written shell scripts. <text:s/>A simple sed transform for <text:s/>getipnodebyname might be</text:p>
      <text:p text:style-name="Text_20_body">TRANSFORM: sed -n -e 's/AF_INET/AF_INET6/p'</text:p>
      <text:p text:style-name="Text_20_body"><text:soft-page-break/>The -n and /p will cause the sed to produce output only if it makes a change, so a mismatch will not produce an erroneous recommended change.</text:p>
      <text:h text:style-name="Heading_20_2" text:outline-level="2">5.3 Experiments</text:h>
      <text:p text:style-name="Text_20_body">The -n, or “no CPP” option was added when we needed to port a Fortran program. It's occasionally useful with C and C++ if you don't know the proper -I and -D options for compiling, although not getting the -D definitions right can cause you to miss conditional code. It's also good for porting non-C languages like perl and php.</text:p>
      <text:p text:style-name="Text_20_body">keywords – for c++. Only needed to check for a following “(“</text:p>
      <text:p text:style-name="Text_20_body">→, . logic, for similarly-named functions called by pointer or as part of a class.</text:p>
      <text:p text:style-name="Text_20_body">We tried porting embedded SQL with port, and found it was fine for porting the php or other code it was embedded in, but less useful for the SQL strings.</text:p>
      <text:p text:style-name="Text_20_body">A derivative program, portsql, does only SQL, either embedded as strings or as first-class statements in a host language. It;s behavior is very similar to that of port.</text:p>
      <text:p text:style-name="P1"/>
      <text:h text:style-name="Heading_20_1" text:outline-level="1">6. Acknowledgements</text:h>
      <text:p text:style-name="P1"/>
      <text:h text:style-name="Heading_20_1" text:outline-level="1">References</text:h>
      <text:p text:style-name="P1"/>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7T15:50:20</dc:date>
    <dc:creator>David Collier-Brown</dc:creator>
    <meta:generator>OpenOffice.org/3.0$Linux OpenOffice.org_project/300m15$Build-9379</meta:generator>
    <meta:editing-duration>PT05H58M11S</meta:editing-duration>
    <meta:editing-cycles>21</meta:editing-cycles>
    <meta:document-statistic meta:table-count="0" meta:image-count="0" meta:object-count="0" meta:page-count="8" meta:paragraph-count="189" meta:word-count="2798" meta:character-count="16638"/>
    <meta:user-defined meta:name="Info 1"/>
    <meta:user-defined meta:name="Info 2"/>
    <meta:user-defined meta:name="Info 3"/>
    <meta:user-defined meta:name="Info 4"/>
  </office:meta>
</office:document-meta>
</file>